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 style:font-charset="x-symbol"/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2pt" officeooo:rsid="00220194" officeooo:paragraph-rsid="00220194" style:font-size-asian="22pt" style:font-size-complex="22pt"/>
    </style:style>
    <style:style style:name="P7" style:family="paragraph" style:parent-style-name="Text_20_body">
      <style:paragraph-properties fo:margin-left="0cm" fo:margin-right="0cm" fo:text-indent="0cm" style:auto-text-indent="false" fo:break-before="page"/>
    </style:style>
    <style:style style:name="P8" style:family="paragraph" style:parent-style-name="Heading_20_1">
      <style:text-properties officeooo:paragraph-rsid="0030586a"/>
    </style:style>
    <style:style style:name="P9" style:family="paragraph" style:parent-style-name="Heading_20_2">
      <style:text-properties officeooo:paragraph-rsid="001b4b7c"/>
    </style:style>
    <style:style style:name="P10" style:family="paragraph" style:parent-style-name="Heading_20_2">
      <style:text-properties officeooo:paragraph-rsid="0030586a"/>
    </style:style>
    <style:style style:name="P11" style:family="paragraph" style:parent-style-name="Standard" style:master-page-name="First_20_Page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center" style:justify-single-word="false"/>
      <style:text-properties fo:font-size="22pt" officeooo:rsid="00296d23" officeooo:paragraph-rsid="00296d23" style:font-size-asian="22pt" style:font-size-complex="22pt"/>
    </style:style>
    <style:style style:name="P13" style:family="paragraph" style:parent-style-name="Standard">
      <style:paragraph-properties fo:text-align="end" style:justify-single-word="false"/>
      <style:text-properties fo:font-size="22pt" officeooo:rsid="00296d23" officeooo:paragraph-rsid="00296d23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fo:font-size="22pt" officeooo:rsid="00220194" officeooo:paragraph-rsid="00220194" style:font-size-asian="22pt" style:font-size-complex="22pt"/>
    </style:style>
    <style:style style:name="P15" style:family="paragraph" style:parent-style-name="Text_20_body" style:list-style-name="">
      <style:paragraph-properties fo:line-height="150%"/>
    </style:style>
    <style:style style:name="P16" style:family="paragraph" style:parent-style-name="Text_20_body">
      <style:text-properties officeooo:paragraph-rsid="001b4b7c"/>
    </style:style>
    <style:style style:name="P17" style:family="paragraph" style:parent-style-name="Text_20_body">
      <style:text-properties officeooo:paragraph-rsid="002d0bfc"/>
    </style:style>
    <style:style style:name="P18" style:family="paragraph" style:parent-style-name="Text_20_body">
      <style:text-properties officeooo:paragraph-rsid="0030586a"/>
    </style:style>
    <style:style style:name="P19" style:family="paragraph" style:parent-style-name="Абзац_20_названия_20_риуснка">
      <style:text-properties officeooo:paragraph-rsid="002eed60"/>
    </style:style>
    <style:style style:name="P20" style:family="paragraph" style:parent-style-name="Абзац_20_формулы">
      <style:text-properties officeooo:paragraph-rsid="002eed60"/>
    </style:style>
    <style:style style:name="T1" style:family="text">
      <style:text-properties officeooo:rsid="001d4a76"/>
    </style:style>
    <style:style style:name="T2" style:family="text">
      <style:text-properties officeooo:rsid="001e5e7b"/>
    </style:style>
    <style:style style:name="T3" style:family="text">
      <style:text-properties officeooo:rsid="0020522b"/>
    </style:style>
    <style:style style:name="T4" style:family="text">
      <style:text-properties officeooo:rsid="00237157"/>
    </style:style>
    <style:style style:name="T5" style:family="text">
      <style:text-properties fo:font-variant="normal" fo:text-transform="none" fo:color="#373a3c" loext:opacity="100%" style:font-name="apple-system" fo:font-size="8.5pt" fo:letter-spacing="normal" fo:font-style="normal" fo:font-weight="normal"/>
    </style:style>
    <style:style style:name="T6" style:family="text">
      <style:text-properties fo:font-variant="normal" fo:text-transform="none" fo:color="#373a3c" loext:opacity="100%" style:font-name="Times New Roman1" fo:font-size="12pt" fo:letter-spacing="normal" fo:font-style="normal" fo:font-weight="normal" style:font-size-asian="12pt" style:font-size-complex="12pt"/>
    </style:style>
    <style:style style:name="T7" style:family="text">
      <style:text-properties officeooo:rsid="00296d23"/>
    </style:style>
    <style:style style:name="T8" style:family="text">
      <style:text-properties officeooo:rsid="002d0bfc"/>
    </style:style>
    <style:style style:name="T9" style:family="text">
      <style:text-properties officeooo:rsid="0030586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ОСКОВСКИЙ ФИЗИКО-ТЕХНИЧЕСКИЙ ИНСТИТУТ <text:span text:style-name="T3">(НАЦИОНАЛЬНЫЙ ИССЛЕДОВАТЕЛЬСКИЙ УНИВЕРСИТЕТ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Лабораторная работа № 2</text:p>
      <text:p text:style-name="P12">Измерение расхода затопленной струи</text:p>
      <text:p text:style-name="P6"/>
      <text:p text:style-name="P6"/>
      <text:p text:style-name="P6"/>
      <text:p text:style-name="P6"/>
      <text:p text:style-name="P6"/>
      <text:p text:style-name="P13">Выполнили:</text:p>
      <text:p text:style-name="P13">Алаторцев Кирилл</text:p>
      <text:p text:style-name="P13">Габитов Аскар</text:p>
      <text:p text:style-name="P13">Куланов Александр</text:p>
      <text:p text:style-name="P13">Сыров Алексей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21_3564817552" text:style-name="Index_20_Link" text:visited-style-name="Index_20_Link">1. Введение<text:tab/>3</text:a></text:p>
          <text:p text:style-name="P3"><text:a xlink:type="simple" xlink:href="#__RefHeading___Toc123_3564817552" text:style-name="Index_20_Link" text:visited-style-name="Index_20_Link">1.1. Цели<text:tab/>3</text:a></text:p>
          <text:p text:style-name="P3"><text:a xlink:type="simple" xlink:href="#__RefHeading___Toc125_3564817552" text:style-name="Index_20_Link" text:visited-style-name="Index_20_Link">1.2. Задачи<text:tab/>3</text:a></text:p>
          <text:p text:style-name="P2"><text:a xlink:type="simple" xlink:href="#__RefHeading___Toc127_3564817552" text:style-name="Index_20_Link" text:visited-style-name="Index_20_Link">2. Теория заголовок<text:tab/>3</text:a></text:p>
          <text:p text:style-name="P3"><text:a xlink:type="simple" xlink:href="#__RefHeading___Toc129_3564817552" text:style-name="Index_20_Link" text:visited-style-name="Index_20_Link">2.1. Термины и определения<text:tab/>3</text:a></text:p>
          <text:p text:style-name="P3"><text:a xlink:type="simple" xlink:href="#__RefHeading___Toc131_3564817552" text:style-name="Index_20_Link" text:visited-style-name="Index_20_Link">2.2. Физическая система<text:tab/>4</text:a></text:p>
          <text:p text:style-name="P3"><text:a xlink:type="simple" xlink:href="#__RefHeading___Toc133_3564817552" text:style-name="Index_20_Link" text:visited-style-name="Index_20_Link">2.3. Экспериментальная установка<text:tab/>4</text:a></text:p>
          <text:p text:style-name="P2"><text:a xlink:type="simple" xlink:href="#__RefHeading___Toc135_3564817552" text:style-name="Index_20_Link" text:visited-style-name="Index_20_Link">3. Программа и методика измерений<text:tab/>4</text:a></text:p>
          <text:p text:style-name="P2"><text:a xlink:type="simple" xlink:href="#__RefHeading___Toc137_3564817552" text:style-name="Index_20_Link" text:visited-style-name="Index_20_Link">4. Обработка данных<text:tab/>5</text:a></text:p>
          <text:p text:style-name="P2"><text:a xlink:type="simple" xlink:href="#__RefHeading___Toc139_3564817552" text:style-name="Index_20_Link" text:visited-style-name="Index_20_Link">5. Результаты<text:tab/>5</text:a></text:p>
        </text:index-body>
      </text:table-of-content>
      <text:h text:style-name="P15" text:outline-level="1"/>
      <text:p text:style-name="P7"/>
      <text:h text:style-name="Heading_20_1" text:outline-level="1"><text:bookmark-start text:name="__RefHeading___Toc121_3564817552"/>Введение<text:bookmark-end text:name="__RefHeading___Toc121_3564817552"/></text:h>
      <text:h text:style-name="Heading_20_2" text:outline-level="2"><text:bookmark-start text:name="__RefHeading___Toc123_3564817552"/>Цель<text:bookmark-end text:name="__RefHeading___Toc123_3564817552"/></text:h>
      <text:p text:style-name="Text_20_body">Цель работы: п<text:span text:style-name="T6">ри помощи компьютера, АЦП, датчика давления, трубки Пито и шагового двигателя изучить зависимость расхода затопленной струи от расстояния до сопла.</text:span></text:p>
      <text:h text:style-name="Heading_20_2" text:outline-level="2"><text:bookmark-start text:name="__RefHeading___Toc125_3564817552"/>Задачи<text:bookmark-end text:name="__RefHeading___Toc125_3564817552"/></text:h>
      <text:p text:style-name="P17">Задачи: получить калибровочные значения АЦП, получить значения АЦП на расстоянии от <text:span text:style-name="T8">0 до 70 мм от сопла; обработать данные: получить коэффициенты калибровки давления и расстояния, построить графики калибровки, перевести давления в скорости, построить общий график скоростей, рассчитать расход в каждом из сечений, построить график зависимости расхода от расстояния до сопла</text:span></text:p>
      <text:h text:style-name="Heading_20_1" text:outline-level="1"><text:bookmark-start text:name="__RefHeading___Toc127_3564817552"/>Теория<text:bookmark-end text:name="__RefHeading___Toc127_3564817552"/></text:h>
      <text:h text:style-name="P9" text:outline-level="2"><text:bookmark-start text:name="__RefHeading___Toc129_3564817552"/>Термины и определения<text:bookmark-end text:name="__RefHeading___Toc129_3564817552"/></text:h>
      <text:p text:style-name="P16">АЦП — аналогово-цифровой преоб<text:span text:style-name="T8">разователь</text:span></text:p>
      <text:p text:style-name="P16">Манометр — прибор для измерения давления</text:p>
      <text:p text:style-name="P17"><text:span text:style-name="T8">Трубка Пито — прибор для измерения полного напора текущей жидкости или газа</text:span></text:p>
      <text:p text:style-name="P17">Расход жидкости — объем или масса, проходящие в единицу времени через сечение</text:p>
      <text:h text:style-name="P10" text:outline-level="2">Физическая система</text:h>
      <text:p text:style-name="P18">Движения жидкостей и газов в природе и технике отличаются большим разнообразием, что является одной из причин, по которой гидродинамика привлекает постоянное внимание исследователей и создателей гидродинамических устройств. В данной лабораторной работе изучается затопленная струя.</text:p>
      <text:p text:style-name="P18"><text:soft-page-break/>Потоки жидкости или газа, не имеющие твердых границ, называются соответственно жидкими или газовыми струями. Струи классифицируются по ряду признаков. Прежде всего различают затопленные и незатопленные струи.</text:p>
      <text:p text:style-name="P18"><text:bookmark text:name="yui_3_17_2_1_1638231762902_55"/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Примером затопленной струи может являться водяная струя, выпускаемая в воду, например, для размывания грунта.</text:p>
      <text:p text:style-name="P18"><text:bookmark text:name="yui_3_17_2_1_1638231762902_53"/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, в воздухе. </text:p>
      <text:p text:style-name="P18">Если твёрдые стенки находятся на большом расстоянии от потока и не оказывают влияния на течение, то такие течения называются свободными. В данной работе будет исследоваться течение, возникающее при истечении воздуха в покоящуюся воздушную среду вдали от твёрдых стенок, т.е. свободная затопленная струя.</text:p>
      <text:p text:style-name="P18">Течение в затопленной струе можно разбить на несколько участков, находящихся на различном расстоянии от отверстия, из которого истекает поток.</text:p>
      <text:p text:style-name="P18">Границей является поверхность раздела, отделяющая саму струю от окружающей ее жидкости. Границей струи будем считать точки, в которых отношение скорости к скорости на оси имеет некоторое фиксированное значение. Поверхность струи по границам может быть «взрыхленной» . На границе струи с окружающей неподвижной жидкостью происходит перемешивание между струей и окружающей жидкостью из-за эффекта вязкости и явления диффузии (броуновское движение) в ламинарном течении или интенсивных пульсаций скорости при турбулентном течении. Перемешивание приводит к тому, что между струей и окружающей средой происходит обмен количеством движения, струя подтормаживается, расширяется и одновременно увлекает с собой часть «внешней» жидкости. Вследствие этих эффектов расход струи увеличивается. Давление по длине струи сохраняется постоянным и равным давлению в окружающем пространстве. Количество движения струи по длине может меняться только из-за создающихся внешних вихрей и практически не изменяется.</text:p>
      <text:p text:style-name="P18">Итак, из сопла диаметром = 1 см, вытекает струя воздуха. В 10-ти сечениях струи, производится измерение давления с помощью трубки Пито на различных расстояниях от среза сопла. Калибровка проводится, используя цифровой манометр, который измеряет давление в Па.</text:p>
      <text:h text:style-name="P10" text:outline-level="2"><text:soft-page-break/>Экспериментальная установка </text:h>
      <text:h text:style-name="P8" text:outline-level="1">Программа и методика измерений</text:h>
      <text:h text:style-name="P10" text:outline-level="2">Методика калибровки шагового двигателя</text:h>
      <text:h text:style-name="P10" text:outline-level="2">Методика калибровки дат<text:span text:style-name="T7">чика давления</text:span></text:h>
      <text:h text:style-name="P10" text:outline-level="2">Методика измерений</text:h>
      <text:h text:style-name="P10" text:outline-level="2">Программа эксперимента</text:h>
      <text:h text:style-name="P8" text:outline-level="1">Обработка данных</text:h>
      <text:h text:style-name="P10" text:outline-level="2">Сглаживание графиков</text:h>
      <text:h text:style-name="P10" text:outline-level="2">Центрирование графиков</text:h>
      <text:h text:style-name="P10" text:outline-level="2">Вычисление расхода затопленной струи</text:h>
      <text:h text:style-name="P10" text:outline-level="2">Методика обработки данных</text:h>
      <text:h text:style-name="Heading_20_1" text:outline-level="1">Код программы</text:h>
      <text:h text:style-name="P10" text:outline-level="2">Скрипт калибровки шагового двигателя</text:h>
      <text:h text:style-name="P10" text:outline-level="2"><text:soft-page-break/>Скрипт калибровки датчика давления</text:h>
      <text:h text:style-name="Heading_20_2" text:outline-level="2">Скрипт для проведения измерений</text:h>
      <text:h text:style-name="Heading_20_2" text:outline-level="2">Скрипт обработки данных</text:h>
      <text:h text:style-name="Heading_20_2" text:outline-level="2">Функции</text:h>
      <text:h text:style-name="Heading_20_1" text:outline-level="1">Эксперимент</text:h>
      <text:h text:style-name="Heading_20_2" text:outline-level="2">Калибровка</text:h>
      <text:h text:style-name="Heading_20_2" text:outline-level="2">Графики давления по сечениям</text:h>
      <text:h text:style-name="Heading_20_2" text:outline-level="2">График зависимости расхода от расстояния до сопла</text:h>
      <text:h text:style-name="Heading_20_1" text:outline-level="1">Результаты</text:h>
      <text:h text:style-name="Heading_20_1" text:outline-level="1">Итоги лабораторной работы</text:h>
      <text:p text:style-name="P20"><text:tab/><draw:frame draw:style-name="fr1" draw:name="Объект1" text:anchor-type="as-char" svg:y="-0.723cm" svg:width="3.298cm" svg:height="0.843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">(</text:span><text:span text:style-name="T2"><text:sequence text:ref-name="refФормула1" text:name="Формула" text:formula="ooow:Формула+1" style:num-format="1">1</text:sequence></text:span><text:span text:style-name="T4">)</text:span></text:p>
      <text:p text:style-name="P19">Рисунок <text:sequence text:ref-name="refDrawing2" text:name="Drawing" text:formula="ooow:Drawing+1" style:num-format="1">1</text:sequence><text:span text:style-name="T1"><text:s/>— RC - цепь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 style:font-charset="x-symbol"/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риуснка" style:display-name="Абзац риуснка" style:family="paragraph" style:parent-style-name="Text_20_body" style:next-style-name="Абзац_20_названия_20_риуснка">
      <style:paragraph-properties fo:text-align="center" style:justify-single-word="false"/>
    </style:style>
    <style:style style:name="Абзац_20_названия_20_риуснка" style:display-name="Абзац названия риуснка" style:family="paragraph" style:parent-style-name="Абзац_20_риуснка" style:next-style-name="Text_20_body" style:master-page-name="">
      <style:paragraph-properties style:page-number="auto"/>
    </style:style>
    <style:style style:name="Абзац_20_формулы" style:display-name="Абзац формулы" style:family="paragraph" style:parent-style-name="Text_20_body" style:next-style-name="Text_20_body">
      <style:paragraph-properties fo:text-align="center" style:justify-single-word="false">
        <style:tab-stops>
          <style:tab-stop style:position="8.5cm" style:type="center"/>
          <style:tab-stop style:position="16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2T17:34:49.694222043</meta:creation-date>
    <dc:date>2021-11-30T04:07:27.352906001</dc:date>
    <meta:editing-duration>PT10M39S</meta:editing-duration>
    <meta:editing-cycles>2</meta:editing-cycles>
    <meta:generator>LibreOffice/7.1.6.2$MacOSX_X86_64 LibreOffice_project/0e133318fcee89abacd6a7d077e292f1145735c3</meta:generator>
    <meta:document-statistic meta:table-count="0" meta:image-count="0" meta:object-count="1" meta:page-count="6" meta:paragraph-count="66" meta:word-count="636" meta:character-count="4753" meta:non-whitespace-character-count="4191"/>
  </office:meta>
</office:document-meta>
</file>

<file path=Object 2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 mathvariant="normal">e</mi>
              <mrow>
                <mo stretchy="false">−</mo>
                <mfrac>
                  <mi>t</mi>
                  <mi mathvariant="italic">RC</mi>
                </mfrac>
              </mrow>
            </msup>
          </mrow>
        </mrow>
        <mo fence="true" form="postfix" stretchy="false">)</mo>
      </mrow>
    </mrow>
    <annotation encoding="StarMath 5.0">U( t ) = ε( 1- func e^{ -frac {t} {RC} })</annotation>
  </semantics>
</math>
</file>